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Heading_20_2">
      <style:text-properties officeooo:rsid="001964ed" officeooo:paragraph-rsid="001964ed"/>
    </style:style>
    <style:style style:name="P8" style:family="paragraph" style:parent-style-name="Heading_20_2">
      <style:text-properties officeooo:rsid="001cc936" officeooo:paragraph-rsid="001cc936"/>
    </style:style>
    <style:style style:name="P9" style:family="paragraph" style:parent-style-name="Heading_20_2">
      <style:text-properties officeooo:rsid="001d764e" officeooo:paragraph-rsid="001d764e"/>
    </style:style>
    <style:style style:name="P10" style:family="paragraph" style:parent-style-name="Heading_20_2">
      <style:text-properties officeooo:paragraph-rsid="001d764e"/>
    </style:style>
    <style:style style:name="P11" style:family="paragraph" style:parent-style-name="Heading_20_2">
      <style:paragraph-properties fo:text-align="justify" style:justify-single-word="false"/>
      <style:text-properties officeooo:paragraph-rsid="001e3da0"/>
    </style:style>
    <style:style style:name="P12" style:family="paragraph" style:parent-style-name="Title" style:master-page-name="MP0">
      <style:paragraph-properties style:page-number="auto" fo:break-before="page"/>
      <style:text-properties officeooo:paragraph-rsid="00143648"/>
    </style:style>
    <style:style style:name="P13" style:family="paragraph" style:parent-style-name="Title">
      <style:paragraph-properties fo:break-before="page"/>
    </style:style>
    <style:style style:name="P14" style:family="paragraph" style:parent-style-name="Title" style:master-page-name="First_20_Page">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3">
      <style:text-properties officeooo:rsid="001964ed" officeooo:paragraph-rsid="001964ed"/>
    </style:style>
    <style:style style:name="P19" style:family="paragraph" style:parent-style-name="Heading_20_3">
      <style:text-properties fo:font-style="normal" style:text-underline-style="none" officeooo:rsid="001e3da0" officeooo:paragraph-rsid="001e3da0" style:font-style-asian="normal" style:font-style-complex="normal"/>
    </style:style>
    <style:style style:name="P20" style:family="paragraph" style:parent-style-name="Heading_20_3">
      <style:text-properties officeooo:rsid="001e3da0" officeooo:paragraph-rsid="001e3da0"/>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fo:font-style="normal" officeooo:rsid="000b3671" style:font-style-asian="normal" style:font-style-complex="normal"/>
    </style:style>
    <style:style style:name="T5" style:family="text">
      <style:text-properties style:use-window-font-color="true" fo:font-style="normal" officeooo:rsid="0017ba14" style:font-style-asian="normal" style:font-style-complex="normal"/>
    </style:style>
    <style:style style:name="T6"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officeooo:rsid="0013cef7"/>
    </style:style>
    <style:style style:name="T10" style:family="text">
      <style:text-properties officeooo:rsid="00143648"/>
    </style:style>
    <style:style style:name="T11" style:family="text">
      <style:text-properties officeooo:rsid="001964ed"/>
    </style:style>
    <style:style style:name="T12" style:family="text">
      <style:text-properties officeooo:rsid="001cc936"/>
    </style:style>
    <style:style style:name="T13" style:family="text">
      <style:text-properties officeooo:rsid="001d764e"/>
    </style:style>
    <style:style style:name="T14" style:family="text">
      <style:text-properties officeooo:rsid="001e3da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0">Pi-Kart</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Sommaire</text:p>
          </text:index-title>
          <text:p text:style-name="P15"><text:a xlink:type="simple" xlink:href="#__RefHeading___Toc656_892203132" text:style-name="Index_20_Link" text:visited-style-name="Index_20_Link">1Présentation du projet.<text:tab/>5</text:a></text:p>
          <text:p text:style-name="P16"><text:a xlink:type="simple" xlink:href="#__RefHeading___Toc658_892203132" text:style-name="Index_20_Link" text:visited-style-name="Index_20_Link">1.1Une voiture autonome ?<text:tab/>5</text:a></text:p>
          <text:p text:style-name="P16"><text:a xlink:type="simple" xlink:href="#__RefHeading___Toc660_892203132" text:style-name="Index_20_Link" text:visited-style-name="Index_20_Link">1.2Les constructeurs automobiles ?<text:tab/>5</text:a></text:p>
          <text:p text:style-name="P16"><text:a xlink:type="simple" xlink:href="#__RefHeading___Toc662_892203132" text:style-name="Index_20_Link" text:visited-style-name="Index_20_Link">1.3Les perspectives d’avenir.<text:tab/>5</text:a></text:p>
          <text:p text:style-name="P15"><text:a xlink:type="simple" xlink:href="#__RefHeading___Toc664_892203132" text:style-name="Index_20_Link" text:visited-style-name="Index_20_Link">2Cahier des charges.<text:tab/>5</text:a></text:p>
          <text:p text:style-name="P16"><text:a xlink:type="simple" xlink:href="#__RefHeading___Toc666_892203132" text:style-name="Index_20_Link" text:visited-style-name="Index_20_Link">2.1Reconnaissance de forme.<text:tab/>5</text:a></text:p>
          <text:p text:style-name="P15"><text:a xlink:type="simple" xlink:href="#__RefHeading___Toc668_892203132" text:style-name="Index_20_Link" text:visited-style-name="Index_20_Link">3 Presentation de travail mener le semestre dernier.<text:tab/>5</text:a></text:p>
          <text:p text:style-name="P15"><text:a xlink:type="simple" xlink:href="#__RefHeading___Toc309_892203132" text:style-name="Index_20_Link" text:visited-style-name="Index_20_Link">4Les techniques de traitement d’image.<text:tab/>5</text:a></text:p>
          <text:p text:style-name="P16"><text:a xlink:type="simple" xlink:href="#__RefHeading___Toc311_892203132" text:style-name="Index_20_Link" text:visited-style-name="Index_20_Link">4.1Google Vision.<text:tab/>5</text:a></text:p>
          <text:p text:style-name="P21"><text:a xlink:type="simple" xlink:href="#__RefHeading___Toc670_892203132" text:style-name="Index_20_Link" text:visited-style-name="Index_20_Link">1Qu’est ce qu’une API ?<text:tab/>5</text:a></text:p>
          <text:p text:style-name="P21"><text:a xlink:type="simple" xlink:href="#__RefHeading___Toc672_892203132" text:style-name="Index_20_Link" text:visited-style-name="Index_20_Link">2Les<text:tab/>5</text:a></text:p>
          <text:p text:style-name="P16"><text:a xlink:type="simple" xlink:href="#__RefHeading___Toc674_892203132" text:style-name="Index_20_Link" text:visited-style-name="Index_20_Link">4.2OpenCv<text:tab/>5</text:a></text:p>
          <text:p text:style-name="P15"><text:a xlink:type="simple" xlink:href="#__RefHeading___Toc676_892203132" text:style-name="Index_20_Link" text:visited-style-name="Index_20_Link">5Bilan<text:tab/>5</text:a></text:p>
          <text:p text:style-name="P15"><text:a xlink:type="simple" xlink:href="#__RefHeading___Toc678_892203132" text:style-name="Index_20_Link" text:visited-style-name="Index_20_Link">6Conclusion<text:tab/>5</text:a></text:p>
        </text:index-body>
      </text:table-of-content>
      <text:p text:style-name="Title"/>
      <text:p text:style-name="P13"><text:span text:style-name="T10">I</text:span>ntroduction.</text:p>
      <text:p text:style-name="P1"><text:span text:style-name="T3">7 milliard</text:span><text:span text:style-name="T5">s</text:span><text:span text:style-name="T3"> de personnes </text:span><text:span text:style-name="Police_20_par_20_défaut"><text:span text:style-name="T3">dans le monde et</text:span></text:span><text:span text:style-name="Police_20_par_20_défaut"><text:span text:style-name="T1"> </text:span></text:span><text:span text:style-name="T7">1 milliard de véhicules !</text:span></text:p>
      <text:p text:style-name="P1"><text:span text:style-name="T7">En 1668, Ferdinand VERBIEST fabrique </text:span><text:span text:style-name="Police_20_par_20_défaut"><text:span text:style-name="T3">l’ancêtre de ce qu’on appelle aujourd’hui « la voiture » :</text:span></text:span><text:span text:style-name="Police_20_par_20_défaut"><text:span text:style-name="T1"> </text:span></text:span><text:span text:style-name="T7">un véhicule automobile, considéré davantage comme un jouet, qui est équipé d’une roue à aubes, d’engrenages et de petites roues. </text:span></text:p>
      <text:p text:style-name="P1"><text:span text:style-name="T7">Évoluer et progresser est dans la nature de l'homme </text:span><text:span text:style-name="Police_20_par_20_défaut"><text:span text:style-name="T3">ce qui explique la</text:span></text:span><text:span text:style-name="T7"> révolution des transports du 20</text:span><text:span text:style-name="Police_20_par_20_défaut"><text:span text:style-name="T2">ème</text:span></text:span><text:span text:style-name="T7"> siècle</text:span><text:span text:style-name="Police_20_par_20_défaut"><text:span text:style-name="T1">. </text:span></text:span><text:span text:style-name="Police_20_par_20_défaut"><text:span text:style-name="T3">L</text:span></text:span><text:span text:style-name="T3">'automobile</text:span><text:span text:style-name="T7">, </text:span><text:span text:style-name="Police_20_par_20_défaut"><text:span text:style-name="T3">véhicule à moteur permettant de transporter des personnes ou des choses,</text:span></text:span><text:span text:style-name="Police_20_par_20_défaut"><text:span text:style-name="T1"> </text:span></text:span><text:span text:style-name="T7">s'est</text:span><text:span text:style-name="T3"> </text:span><text:span text:style-name="Police_20_par_20_défaut"><text:span text:style-name="T3">alors</text:span></text:span><text:span text:style-name="T3"> rapidement imposée comme le principal </text:span><text:span text:style-name="Police_20_par_20_défaut"><text:span text:style-name="T3">moyen</text:span></text:span><text:span text:style-name="T3"> de déplacement dans les grandes agglomérations des pays occidentaux. Ainsi, </text:span><text:span text:style-name="Police_20_par_20_défaut"><text:span text:style-name="T3">depuis sa création</text:span></text:span><text:span text:style-name="T3">, le moyen de déplacement prédominant c'est la voiture !</text:span></text:p>
      <text:p text:style-name="P1"><text:span text:style-name="Police_20_par_20_défaut"><text:span text:style-name="T3">Toujours dans la même idée de progrès, les dernières décennies ont permis l’essor des nouvelles technologies appliquées dans toutes sortes de domaines. L’automobile n’est pas laissée de côté et </text:span></text:span><text:span text:style-name="T7"><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3">comme par exemple </text:span></text:span><text:span text:style-name="T3">la possibilité que les phares de votre voiture </text:span><text:span text:style-name="T4">s’allument dès que la luminosité extérieure est basse,</text:span><text:span text:style-name="T7"> aux systèmes multimédias embarqués qui permet</text:span><text:span text:style-name="Police_20_par_20_défaut"><text:span text:style-name="T3">tent</text:span></text:span><text:span text:style-name="T7"> de relier vos objets connectés à votre voiture. </text:span></text:p>
      <text:p text:style-name="P1"><text:span text:style-name="Police_20_par_20_défaut"><text:span text:style-name="T3">Nous constatons que la</text:span></text:span><text:span text:style-name="Police_20_par_20_défaut"><text:span text:style-name="T1"> </text:span></text:span><text:span text:style-name="T7">prochaine vague d’innovations technologiques pour les voitures va désormais se focaliser sur </text:span><text:span text:style-name="Police_20_par_20_défaut"><text:span text:style-name="T3">un tout autre</text:span></text:span><text:span text:style-name="T7">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4">de grands noms de l’automobile.</text:span></text:span></text:p>
      <text:p text:style-name="P1"><text:span text:style-name="T3">C’est dans </text:span><text:span text:style-name="Police_20_par_20_défaut"><text:span text:style-name="T3">l’</text:span></text:span><text:span text:style-name="T3">optique </text:span><text:span text:style-name="Police_20_par_20_défaut"><text:span text:style-name="T3">de participer à cette constante évolution</text:span></text:span><text:span text:style-name="T3"> que nous nous sommes intéressés </text:span><text:span text:style-name="Police_20_par_20_défaut"><text:span text:style-name="T3">à</text:span></text:span><text:span text:style-name="T7"> la voiture autonome. Tout d’abord nous nous sommes penchés sur son fonctionnement</text:span><text:span text:style-name="Police_20_par_20_défaut"><text:span text:style-name="T6">,</text:span></text:span><text:span text:style-name="T7"> </text:span><text:span text:style-name="Police_20_par_20_défaut"><text:span text:style-name="T3">car nous souhaitions </text:span></text:span><text:span text:style-name="T3">comprendre le principe d’une voiture qui serait capable de se déplacer </text:span><text:span text:style-name="Police_20_par_20_défaut"><text:span text:style-name="T3">seule</text:span></text:span><text:span text:style-name="T3">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9">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span text:style-name="T7">Le concept fondamental </text:span></text:h>
      <text:h text:style-name="Heading_20_2" text:outline-level="2">Qu'est ce qu'une voiture autonome ?</text:h>
      <text:h text:style-name="Heading_20_2" text:outline-level="2">Qui en est à l'origine ? </text:h>
      <text:h text:style-name="Heading_20_2" text:outline-level="2">Quels sont les intérêts actuels de ces véhicules </text:h>
      <text:h text:style-name="Heading_20_2" text:outline-level="2">Qu'ose-t-on imaginer pour le futur ?</text:h>
      <text:h text:style-name="Heading_20_1" text:outline-level="1"><text:bookmark-start text:name="__RefHeading___Toc664_892203132"/>Cahier des charge<text:span text:style-name="T12">s.</text:span><text:bookmark-end text:name="__RefHeading___Toc664_892203132"/></text:h>
      <text:h text:style-name="P9" text:outline-level="2"><text:bookmark-start text:name="__RefHeading___Toc666_892203132"/>Récupérer une image.<text:bookmark-end text:name="__RefHeading___Toc666_892203132"/></text:h>
      <text:h text:style-name="P9" text:outline-level="2">Analyser les formes.</text:h>
      <text:h text:style-name="P9" text:outline-level="2">Comparer les formes.</text:h>
      <text:h text:style-name="P9" text:outline-level="2">Agir sur les paramètres.</text:h>
      <text:h text:style-name="Heading_20_1" text:outline-level="1"><text:bookmark-start text:name="__RefHeading___Toc668_892203132"/><text:s/>Pr<text:span text:style-name="T12">é</text:span>sentation d<text:span text:style-name="T13">u</text:span> travail mener le semestre dernier.<text:bookmark-end text:name="__RefHeading___Toc668_892203132"/></text:h>
      <text:h text:style-name="P9" text:outline-level="2"><text:span text:style-name="T14">L</text:span>es techniques <text:span text:style-name="T14">possibles et envisagées</text:span>.</text:h>
      <text:h text:style-name="P10" text:outline-level="2"><text:span text:style-name="T13">Commande de matériels.</text:span></text:h>
      <text:h text:style-name="P9" text:outline-level="2">Choix de la librairie.</text:h>
      <text:h text:style-name="Heading_20_2" text:outline-level="2">Mise en place d’une base de donnée<text:span text:style-name="T13">s.</text:span></text:h>
      <text:h text:style-name="P2" text:outline-level="1"><text:bookmark-start text:name="__RefHeading___Toc309_892203132"/><text:span text:style-name="T11">Les techniques de t</text:span>raitement d’image.<text:bookmark-end text:name="__RefHeading___Toc309_892203132"/></text:h>
      <text:h text:style-name="P5" text:outline-level="1">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plusieurs technique que nous avons retenu afin de réaliser ce projet cependant nous avons décidé d’en retenir qu’un seul.</text:h>
      <text:h text:style-name="P11" text:outline-level="2"><text:span text:style-name="T8">Google Vision.</text:span></text:h>
      <text:h text:style-name="P5" text:outline-level="1"><text:span text:style-name="T8">C’est une api qui va analyser les images envoyés et nous retourner un document en format JSON. Suite à cela, nous analysons ce JSON qui sera au préalable indenté afin d’améliorer la lecture. Ensuite nous récupérons les informations nécessaire à l’aide de clés identifiées qui contient les données nécessaire. Nous avons choisi cette api pour .</text:span></text:h>
      <text:h text:style-name="Heading_20_3" text:outline-level="3"><text:soft-page-break/>Qu’est ce qu’une API ?</text:h>
      <text:h text:style-name="P18" text:outline-level="3"><text:bookmark-start text:name="__RefHeading___Toc672_892203132"/>Les <text:span text:style-name="T14">avantages.</text:span><text:bookmark-end text:name="__RefHeading___Toc672_892203132"/></text:h>
      <text:h text:style-name="P19" text:outline-level="3">Les inconvénients.</text:h>
      <text:h text:style-name="P7" text:outline-level="2"><text:bookmark-start text:name="__RefHeading___Toc674_892203132"/>OpenCv<text:bookmark-end text:name="__RefHeading___Toc674_892203132"/></text:h>
      <text:h text:style-name="Heading_20_3" text:outline-level="3">Qu’est ce qu’une librairie ?</text:h>
      <text:h text:style-name="P20" text:outline-level="3">Les avantages.</text:h>
      <text:h text:style-name="Heading_20_3" text:outline-level="3">Les inconvénients</text:h>
      <text:h text:style-name="P3" text:outline-level="1">Bilan</text:h>
      <text:h text:style-name="P5" text:outline-level="1"/>
      <text:h text:style-name="P5" text:outline-level="1"/>
      <text:h text:style-name="P5" text:outline-level="1"/>
      <text:p text:style-name="P14">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format="1">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2T22:25:21.201379587</dc:date>
    <meta:editing-cycles>18</meta:editing-cycles>
    <meta:editing-duration>PT1H55M4S</meta:editing-duration>
    <meta:document-statistic meta:table-count="0" meta:image-count="0" meta:object-count="0" meta:page-count="7" meta:paragraph-count="52" meta:word-count="760" meta:character-count="4763" meta:non-whitespace-character-count="4071"/>
    <meta:template xlink:type="simple" xlink:actuate="onRequest" xlink:title="" xlink:href="Normal.dotm"/>
  </office:meta>
</office:document-meta>
</file>